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fab2e" officeooo:paragraph-rsid="001fab2e"/>
    </style:style>
    <style:style style:name="P2" style:family="paragraph" style:parent-style-name="Standard">
      <style:paragraph-properties fo:line-height="150%"/>
      <style:text-properties officeooo:rsid="00212731" officeooo:paragraph-rsid="00212731"/>
    </style:style>
    <style:style style:name="P3" style:family="paragraph" style:parent-style-name="Standard">
      <style:paragraph-properties fo:line-height="150%"/>
      <style:text-properties officeooo:rsid="003b3f6d" officeooo:paragraph-rsid="003b3f6d"/>
    </style:style>
    <style:style style:name="P4" style:family="paragraph" style:parent-style-name="Standard">
      <style:paragraph-properties fo:line-height="150%"/>
      <style:text-properties officeooo:rsid="003dca2c" officeooo:paragraph-rsid="003dca2c"/>
    </style:style>
    <style:style style:name="P5" style:family="paragraph" style:parent-style-name="Standard">
      <style:paragraph-properties fo:line-height="150%"/>
      <style:text-properties officeooo:rsid="004ccf1a" officeooo:paragraph-rsid="004ccf1a"/>
    </style:style>
    <style:style style:name="P6" style:family="paragraph" style:parent-style-name="Standard">
      <style:paragraph-properties fo:line-height="150%"/>
      <style:text-properties officeooo:rsid="004feca8" officeooo:paragraph-rsid="004feca8"/>
    </style:style>
    <style:style style:name="P7" style:family="paragraph" style:parent-style-name="Standard">
      <style:paragraph-properties fo:line-height="150%"/>
      <style:text-properties officeooo:rsid="0050cce1" officeooo:paragraph-rsid="0050cce1"/>
    </style:style>
    <style:style style:name="P8" style:family="paragraph" style:parent-style-name="Standard">
      <style:paragraph-properties fo:line-height="150%"/>
      <style:text-properties officeooo:rsid="005417e5" officeooo:paragraph-rsid="005417e5"/>
    </style:style>
    <style:style style:name="P9" style:family="paragraph" style:parent-style-name="Standard">
      <style:paragraph-properties fo:line-height="150%"/>
      <style:text-properties fo:font-weight="bold" officeooo:rsid="00560a65" officeooo:paragraph-rsid="00560a65" style:font-weight-asian="bold" style:font-weight-complex="bold"/>
    </style:style>
    <style:style style:name="P10" style:family="paragraph" style:parent-style-name="Standard">
      <style:paragraph-properties fo:line-height="150%"/>
      <style:text-properties officeooo:rsid="00560a65" officeooo:paragraph-rsid="005bc19b"/>
    </style:style>
    <style:style style:name="P11" style:family="paragraph" style:parent-style-name="Standard">
      <style:paragraph-properties fo:line-height="150%"/>
      <style:text-properties officeooo:rsid="00560a65" officeooo:paragraph-rsid="005d621f"/>
    </style:style>
    <style:style style:name="P12" style:family="paragraph" style:parent-style-name="Standard">
      <style:paragraph-properties fo:line-height="150%"/>
      <style:text-properties officeooo:rsid="00560a65" officeooo:paragraph-rsid="0064c73c"/>
    </style:style>
    <style:style style:name="P13" style:family="paragraph" style:parent-style-name="Standard" style:list-style-name="L1">
      <style:paragraph-properties fo:line-height="150%"/>
      <style:text-properties fo:font-weight="bold" officeooo:rsid="00560a65" officeooo:paragraph-rsid="00560a65" style:font-weight-asian="bold" style:font-weight-complex="bold"/>
    </style:style>
    <style:style style:name="P14" style:family="paragraph" style:parent-style-name="Standard" style:list-style-name="L1">
      <style:paragraph-properties fo:line-height="150%"/>
      <style:text-properties fo:font-weight="bold" officeooo:rsid="00560a65" officeooo:paragraph-rsid="005b53be" style:font-weight-asian="bold" style:font-weight-complex="bold"/>
    </style:style>
    <style:style style:name="P15" style:family="paragraph" style:parent-style-name="Standard" style:list-style-name="L4">
      <style:paragraph-properties fo:line-height="150%"/>
      <style:text-properties fo:font-weight="bold" officeooo:rsid="00560a65" officeooo:paragraph-rsid="005ef02b" style:font-weight-asian="bold" style:font-weight-complex="bold"/>
    </style:style>
    <style:style style:name="P16" style:family="paragraph" style:parent-style-name="Standard" style:list-style-name="L2">
      <style:paragraph-properties fo:line-height="150%"/>
      <style:text-properties fo:font-weight="bold" officeooo:rsid="00636bbf" officeooo:paragraph-rsid="00636bbf" style:font-weight-asian="bold" style:font-weight-complex="bold"/>
    </style:style>
    <style:style style:name="P17" style:family="paragraph" style:parent-style-name="Standard" style:list-style-name="L3">
      <style:paragraph-properties fo:line-height="150%"/>
      <style:text-properties fo:font-weight="bold" officeooo:rsid="004ccf1a" officeooo:paragraph-rsid="004ccf1a" style:font-weight-asian="bold" style:font-weight-complex="bold"/>
    </style:style>
    <style:style style:name="P18" style:family="paragraph" style:parent-style-name="Standard" style:list-style-name="L3">
      <style:paragraph-properties fo:line-height="150%"/>
      <style:text-properties fo:font-weight="bold" officeooo:rsid="004f471d" officeooo:paragraph-rsid="004f471d" style:font-weight-asian="bold" style:font-weight-complex="bold"/>
    </style:style>
    <style:style style:name="P19" style:family="paragraph" style:parent-style-name="Standard" style:list-style-name="L3">
      <style:paragraph-properties fo:line-height="150%"/>
      <style:text-properties fo:font-weight="bold" officeooo:rsid="004feca8" officeooo:paragraph-rsid="004feca8" style:font-weight-asian="bold" style:font-weight-complex="bold"/>
    </style:style>
    <style:style style:name="P20" style:family="paragraph" style:parent-style-name="Standard" style:list-style-name="L4">
      <style:paragraph-properties fo:line-height="150%"/>
      <style:text-properties fo:font-weight="bold" officeooo:rsid="00212731" officeooo:paragraph-rsid="00212731" style:font-weight-asian="bold" style:font-weight-complex="bold"/>
    </style:style>
    <style:style style:name="P21" style:family="paragraph" style:parent-style-name="Standard" style:list-style-name="L4">
      <style:paragraph-properties fo:line-height="150%"/>
      <style:text-properties fo:font-weight="bold" officeooo:rsid="0022029e" officeooo:paragraph-rsid="0022029e" style:font-weight-asian="bold" style:font-weight-complex="bold"/>
    </style:style>
    <style:style style:name="P22" style:family="paragraph" style:parent-style-name="Standard" style:list-style-name="L4">
      <style:paragraph-properties fo:line-height="150%"/>
      <style:text-properties fo:font-weight="bold" officeooo:rsid="00271731" officeooo:paragraph-rsid="00271731" style:font-weight-asian="bold" style:font-weight-complex="bold"/>
    </style:style>
    <style:style style:name="P23" style:family="paragraph" style:parent-style-name="Standard" style:list-style-name="L4">
      <style:paragraph-properties fo:line-height="150%"/>
      <style:text-properties fo:font-weight="bold" officeooo:rsid="0027a068" officeooo:paragraph-rsid="0027a068" style:font-weight-asian="bold" style:font-weight-complex="bold"/>
    </style:style>
    <style:style style:name="P24" style:family="paragraph" style:parent-style-name="Standard" style:list-style-name="L4">
      <style:paragraph-properties fo:line-height="150%"/>
      <style:text-properties fo:font-weight="bold" officeooo:rsid="00289b71" officeooo:paragraph-rsid="00289b71" style:font-weight-asian="bold" style:font-weight-complex="bold"/>
    </style:style>
    <style:style style:name="P25" style:family="paragraph" style:parent-style-name="Standard" style:list-style-name="L4">
      <style:paragraph-properties fo:line-height="150%"/>
      <style:text-properties fo:font-weight="bold" officeooo:rsid="0025d7b0" officeooo:paragraph-rsid="0025d7b0" style:font-weight-asian="bold" style:font-weight-complex="bold"/>
    </style:style>
    <style:style style:name="P26" style:family="paragraph" style:parent-style-name="Standard" style:list-style-name="L4">
      <style:paragraph-properties fo:line-height="150%"/>
      <style:text-properties fo:font-weight="bold" officeooo:rsid="00308746" officeooo:paragraph-rsid="003a2bd6" style:font-weight-asian="bold" style:font-weight-complex="bold"/>
    </style:style>
    <style:style style:name="P27" style:family="paragraph" style:parent-style-name="Standard" style:list-style-name="L4">
      <style:paragraph-properties fo:line-height="150%"/>
      <style:text-properties fo:font-weight="bold" officeooo:rsid="002d456e" officeooo:paragraph-rsid="002d456e" style:font-weight-asian="bold" style:font-weight-complex="bold"/>
    </style:style>
    <style:style style:name="P28" style:family="paragraph" style:parent-style-name="Standard" style:list-style-name="L4">
      <style:paragraph-properties fo:line-height="150%"/>
      <style:text-properties fo:font-weight="bold" officeooo:rsid="002f2a1c" officeooo:paragraph-rsid="002f2a1c" style:font-weight-asian="bold" style:font-weight-complex="bold"/>
    </style:style>
    <style:style style:name="P29" style:family="paragraph" style:parent-style-name="Standard" style:list-style-name="L4">
      <style:paragraph-properties fo:line-height="150%"/>
      <style:text-properties fo:font-weight="bold" officeooo:rsid="0031c669" officeooo:paragraph-rsid="0031c669" style:font-weight-asian="bold" style:font-weight-complex="bold"/>
    </style:style>
    <style:style style:name="P30" style:family="paragraph" style:parent-style-name="Standard" style:list-style-name="L4">
      <style:paragraph-properties fo:line-height="150%"/>
      <style:text-properties fo:font-weight="bold" officeooo:rsid="00337c19" officeooo:paragraph-rsid="00337c19" style:font-weight-asian="bold" style:font-weight-complex="bold"/>
    </style:style>
    <style:style style:name="P31" style:family="paragraph" style:parent-style-name="Standard" style:list-style-name="L4">
      <style:paragraph-properties fo:line-height="150%"/>
      <style:text-properties fo:font-weight="bold" officeooo:rsid="00346780" officeooo:paragraph-rsid="00346780" style:font-weight-asian="bold" style:font-weight-complex="bold"/>
    </style:style>
    <style:style style:name="P32" style:family="paragraph" style:parent-style-name="Standard" style:list-style-name="L4">
      <style:paragraph-properties fo:line-height="150%"/>
      <style:text-properties fo:font-weight="bold" officeooo:rsid="00352e84" officeooo:paragraph-rsid="00352e84" style:font-weight-asian="bold" style:font-weight-complex="bold"/>
    </style:style>
    <style:style style:name="P33" style:family="paragraph" style:parent-style-name="Standard" style:list-style-name="L4">
      <style:paragraph-properties fo:line-height="150%"/>
      <style:text-properties fo:font-weight="bold" officeooo:rsid="0035595e" officeooo:paragraph-rsid="0035595e" style:font-weight-asian="bold" style:font-weight-complex="bold"/>
    </style:style>
    <style:style style:name="P34" style:family="paragraph" style:parent-style-name="Standard" style:list-style-name="L4">
      <style:paragraph-properties fo:line-height="150%"/>
      <style:text-properties fo:font-weight="bold" officeooo:rsid="00368f1a" officeooo:paragraph-rsid="00368f1a" style:font-weight-asian="bold" style:font-weight-complex="bold"/>
    </style:style>
    <style:style style:name="P35" style:family="paragraph" style:parent-style-name="Standard" style:list-style-name="L4">
      <style:paragraph-properties fo:line-height="150%"/>
      <style:text-properties fo:font-weight="bold" officeooo:rsid="003f0a44" officeooo:paragraph-rsid="003f0a44" style:font-weight-asian="bold" style:font-weight-complex="bold"/>
    </style:style>
    <style:style style:name="P36" style:family="paragraph" style:parent-style-name="Standard" style:list-style-name="L4">
      <style:paragraph-properties fo:line-height="150%"/>
      <style:text-properties fo:font-weight="bold" officeooo:rsid="0040b6de" officeooo:paragraph-rsid="0040b6de" style:font-weight-asian="bold" style:font-weight-complex="bold"/>
    </style:style>
    <style:style style:name="P37" style:family="paragraph" style:parent-style-name="Standard" style:list-style-name="L4">
      <style:paragraph-properties fo:line-height="150%"/>
      <style:text-properties fo:font-weight="bold" officeooo:rsid="0043f0ad" officeooo:paragraph-rsid="0043f0ad" style:font-weight-asian="bold" style:font-weight-complex="bold"/>
    </style:style>
    <style:style style:name="P38" style:family="paragraph" style:parent-style-name="Standard" style:list-style-name="L4">
      <style:paragraph-properties fo:line-height="150%"/>
      <style:text-properties fo:font-weight="bold" officeooo:rsid="00446f44" officeooo:paragraph-rsid="00446f44" style:font-weight-asian="bold" style:font-weight-complex="bold"/>
    </style:style>
    <style:style style:name="P39" style:family="paragraph" style:parent-style-name="Standard" style:list-style-name="L4">
      <style:paragraph-properties fo:line-height="150%"/>
      <style:text-properties fo:font-weight="bold" officeooo:rsid="00460c74" officeooo:paragraph-rsid="00460c74" style:font-weight-asian="bold" style:font-weight-complex="bold"/>
    </style:style>
    <style:style style:name="P40" style:family="paragraph" style:parent-style-name="Standard" style:list-style-name="L4">
      <style:paragraph-properties fo:line-height="150%"/>
      <style:text-properties fo:font-weight="bold" officeooo:rsid="0048dbf4" officeooo:paragraph-rsid="0048dbf4" style:font-weight-asian="bold" style:font-weight-complex="bold"/>
    </style:style>
    <style:style style:name="P41" style:family="paragraph" style:parent-style-name="Standard" style:list-style-name="L4">
      <style:paragraph-properties fo:line-height="150%"/>
      <style:text-properties fo:font-weight="bold" officeooo:rsid="004ac2c9" officeooo:paragraph-rsid="004ac2c9" style:font-weight-asian="bold" style:font-weight-complex="bold"/>
    </style:style>
    <style:style style:name="P42" style:family="paragraph" style:parent-style-name="Standard" style:list-style-name="L4">
      <style:paragraph-properties fo:line-height="150%"/>
      <style:text-properties fo:font-weight="bold" officeooo:rsid="0051ac27" officeooo:paragraph-rsid="0051ac27" style:font-weight-asian="bold" style:font-weight-complex="bold"/>
    </style:style>
    <style:style style:name="P43" style:family="paragraph" style:parent-style-name="Standard" style:list-style-name="L4">
      <style:paragraph-properties fo:line-height="150%"/>
      <style:text-properties fo:font-weight="bold" officeooo:rsid="005417e5" officeooo:paragraph-rsid="005417e5" style:font-weight-asian="bold" style:font-weight-complex="bold"/>
    </style:style>
    <style:style style:name="P44" style:family="paragraph" style:parent-style-name="Standard" style:list-style-name="L4">
      <style:paragraph-properties fo:line-height="150%"/>
      <style:text-properties fo:font-weight="bold" officeooo:rsid="005ef02b" officeooo:paragraph-rsid="005ef02b" style:font-weight-asian="bold" style:font-weight-complex="bold"/>
    </style:style>
    <style:style style:name="P45" style:family="paragraph" style:parent-style-name="Standard" style:list-style-name="L4">
      <style:paragraph-properties fo:line-height="150%"/>
      <style:text-properties fo:font-weight="bold" officeooo:rsid="0068cdc2" officeooo:paragraph-rsid="0068cdc2" style:font-weight-asian="bold" style:font-weight-complex="bold"/>
    </style:style>
    <style:style style:name="P46" style:family="paragraph" style:parent-style-name="Standard" style:list-style-name="L4">
      <style:paragraph-properties fo:line-height="150%"/>
      <style:text-properties fo:font-weight="bold" officeooo:rsid="00572a64" officeooo:paragraph-rsid="00572a64" style:font-weight-asian="bold" style:font-weight-complex="bold"/>
    </style:style>
    <style:style style:name="P47" style:family="paragraph" style:parent-style-name="Standard" style:list-style-name="L4">
      <style:paragraph-properties fo:line-height="150%"/>
      <style:text-properties fo:font-weight="bold" officeooo:rsid="0058307c" officeooo:paragraph-rsid="0058307c" style:font-weight-asian="bold" style:font-weight-complex="bold"/>
    </style:style>
    <style:style style:name="P48" style:family="paragraph" style:parent-style-name="Standard" style:list-style-name="L4">
      <style:paragraph-properties fo:line-height="150%"/>
      <style:text-properties fo:font-weight="bold" officeooo:rsid="0061d09e" officeooo:paragraph-rsid="0061d09e" style:font-weight-asian="bold" style:font-weight-complex="bold"/>
    </style:style>
    <style:style style:name="P49" style:family="paragraph" style:parent-style-name="Standard" style:list-style-name="L4">
      <style:paragraph-properties fo:line-height="150%"/>
      <style:text-properties fo:font-weight="bold" officeooo:rsid="00668530" officeooo:paragraph-rsid="00668530" style:font-weight-asian="bold" style:font-weight-complex="bold"/>
    </style:style>
    <style:style style:name="P50" style:family="paragraph" style:parent-style-name="Standard" style:list-style-name="L4">
      <style:paragraph-properties fo:line-height="150%"/>
      <style:text-properties fo:font-weight="bold" officeooo:rsid="006b430f" officeooo:paragraph-rsid="006b430f" style:font-weight-asian="bold" style:font-weight-complex="bold"/>
    </style:style>
    <style:style style:name="P51" style:family="paragraph" style:parent-style-name="Standard">
      <style:paragraph-properties fo:line-height="150%"/>
      <style:text-properties officeooo:rsid="00636bbf" officeooo:paragraph-rsid="00636bbf"/>
    </style:style>
    <style:style style:name="P52" style:family="paragraph" style:parent-style-name="Standard" style:list-style-name="L2">
      <style:paragraph-properties fo:line-height="150%"/>
      <style:text-properties officeooo:rsid="00636bbf" officeooo:paragraph-rsid="00636bbf"/>
    </style:style>
    <style:style style:name="P53" style:family="paragraph" style:parent-style-name="Standard" style:list-style-name="L3">
      <style:paragraph-properties fo:line-height="150%"/>
      <style:text-properties fo:font-weight="normal" officeooo:rsid="004ccf1a" officeooo:paragraph-rsid="004ccf1a" style:font-weight-asian="normal" style:font-weight-complex="normal"/>
    </style:style>
    <style:style style:name="P54" style:family="paragraph" style:parent-style-name="Standard" style:list-style-name="L4">
      <style:paragraph-properties fo:line-height="150%"/>
      <style:text-properties fo:font-weight="normal" officeooo:rsid="00368f1a" officeooo:paragraph-rsid="00368f1a" style:font-weight-asian="normal" style:font-weight-complex="normal"/>
    </style:style>
    <style:style style:name="P55" style:family="paragraph" style:parent-style-name="Standard" style:list-style-name="L4">
      <style:paragraph-properties fo:line-height="150%"/>
      <style:text-properties fo:font-weight="normal" officeooo:rsid="003f0a44" officeooo:paragraph-rsid="003f0a44" style:font-weight-asian="normal" style:font-weight-complex="normal"/>
    </style:style>
    <style:style style:name="P56" style:family="paragraph" style:parent-style-name="Standard" style:list-style-name="L4">
      <style:paragraph-properties fo:line-height="150%"/>
      <style:text-properties fo:font-weight="normal" officeooo:rsid="00533e6e" officeooo:paragraph-rsid="00533e6e" style:font-weight-asian="normal" style:font-weight-complex="normal"/>
    </style:style>
    <style:style style:name="P57" style:family="paragraph" style:parent-style-name="Standard" style:list-style-name="L4">
      <style:paragraph-properties fo:line-height="150%"/>
      <style:text-properties officeooo:paragraph-rsid="001fab2e"/>
    </style:style>
    <style:style style:name="P58" style:family="paragraph" style:parent-style-name="Standard" style:list-style-name="L4">
      <style:paragraph-properties fo:line-height="150%"/>
      <style:text-properties officeooo:paragraph-rsid="00533e6e"/>
    </style:style>
    <style:style style:name="P59" style:family="paragraph" style:parent-style-name="Standard" style:list-style-name="L4">
      <style:paragraph-properties fo:line-height="150%"/>
      <style:text-properties officeooo:rsid="001fab2e" officeooo:paragraph-rsid="001fab2e"/>
    </style:style>
    <style:style style:name="P60" style:family="paragraph" style:parent-style-name="Standard" style:list-style-name="L4">
      <style:paragraph-properties fo:line-height="150%"/>
      <style:text-properties officeooo:rsid="00212731" officeooo:paragraph-rsid="00212731"/>
    </style:style>
    <style:style style:name="P61" style:family="paragraph" style:parent-style-name="Standard" style:list-style-name="L4">
      <style:paragraph-properties fo:line-height="150%"/>
      <style:text-properties officeooo:rsid="00533e6e" officeooo:paragraph-rsid="00533e6e"/>
    </style:style>
    <style:style style:name="T1" style:family="text">
      <style:text-properties officeooo:rsid="001fab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ab2e" style:font-weight-asian="bold" style:font-weight-complex="bold"/>
    </style:style>
    <style:style style:name="T4" style:family="text">
      <style:text-properties fo:font-weight="bold" officeooo:rsid="00212731" style:font-weight-asian="bold" style:font-weight-complex="bold"/>
    </style:style>
    <style:style style:name="T5" style:family="text">
      <style:text-properties fo:font-weight="bold" officeooo:rsid="0037f250" style:font-weight-asian="bold" style:font-weight-complex="bold"/>
    </style:style>
    <style:style style:name="T6" style:family="text">
      <style:text-properties fo:font-weight="bold" officeooo:rsid="003c1116" style:font-weight-asian="bold" style:font-weight-complex="bold"/>
    </style:style>
    <style:style style:name="T7" style:family="text">
      <style:text-properties fo:font-weight="bold" officeooo:rsid="004d4c5a" style:font-weight-asian="bold" style:font-weight-complex="bold"/>
    </style:style>
    <style:style style:name="T8" style:family="text">
      <style:text-properties fo:font-weight="bold" officeooo:rsid="004f471d" style:font-weight-asian="bold" style:font-weight-complex="bold"/>
    </style:style>
    <style:style style:name="T9" style:family="text">
      <style:text-properties fo:font-weight="bold" officeooo:rsid="00533e6e" style:font-weight-asian="bold" style:font-weight-complex="bold"/>
    </style:style>
    <style:style style:name="T10" style:family="text">
      <style:text-properties fo:font-weight="bold" officeooo:rsid="005b53be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3ff96" style:font-weight-asian="normal" style:font-weight-complex="normal"/>
    </style:style>
    <style:style style:name="T13" style:family="text">
      <style:text-properties fo:font-weight="normal" officeooo:rsid="00271731" style:font-weight-asian="normal" style:font-weight-complex="normal"/>
    </style:style>
    <style:style style:name="T14" style:family="text">
      <style:text-properties fo:font-weight="normal" officeooo:rsid="0027a068" style:font-weight-asian="normal" style:font-weight-complex="normal"/>
    </style:style>
    <style:style style:name="T15" style:family="text">
      <style:text-properties fo:font-weight="normal" officeooo:rsid="002eb50a" style:font-weight-asian="normal" style:font-weight-complex="normal"/>
    </style:style>
    <style:style style:name="T16" style:family="text">
      <style:text-properties fo:font-weight="normal" officeooo:rsid="00337c19" style:font-weight-asian="normal" style:font-weight-complex="normal"/>
    </style:style>
    <style:style style:name="T17" style:family="text">
      <style:text-properties fo:font-weight="normal" officeooo:rsid="00352e84" style:font-weight-asian="normal" style:font-weight-complex="normal"/>
    </style:style>
    <style:style style:name="T18" style:family="text">
      <style:text-properties fo:font-weight="normal" officeooo:rsid="003c1116" style:font-weight-asian="normal" style:font-weight-complex="normal"/>
    </style:style>
    <style:style style:name="T19" style:family="text">
      <style:text-properties fo:font-weight="normal" officeooo:rsid="00429dbc" style:font-weight-asian="normal" style:font-weight-complex="normal"/>
    </style:style>
    <style:style style:name="T20" style:family="text">
      <style:text-properties fo:font-weight="normal" officeooo:rsid="004f2cd8" style:font-weight-asian="normal" style:font-weight-complex="normal"/>
    </style:style>
    <style:style style:name="T21" style:family="text">
      <style:text-properties fo:font-weight="normal" officeooo:rsid="004f471d" style:font-weight-asian="normal" style:font-weight-complex="normal"/>
    </style:style>
    <style:style style:name="T22" style:family="text">
      <style:text-properties fo:font-weight="normal" officeooo:rsid="004feca8" style:font-weight-asian="normal" style:font-weight-complex="normal"/>
    </style:style>
    <style:style style:name="T23" style:family="text">
      <style:text-properties fo:font-weight="normal" officeooo:rsid="00533e6e" style:font-weight-asian="normal" style:font-weight-complex="normal"/>
    </style:style>
    <style:style style:name="T24" style:family="text">
      <style:text-properties fo:font-weight="normal" officeooo:rsid="005b53be" style:font-weight-asian="normal" style:font-weight-complex="normal"/>
    </style:style>
    <style:style style:name="T25" style:family="text">
      <style:text-properties fo:font-weight="normal" officeooo:rsid="0066e615" style:font-weight-asian="normal" style:font-weight-complex="normal"/>
    </style:style>
    <style:style style:name="T26" style:family="text">
      <style:text-properties fo:font-weight="normal" officeooo:rsid="0067b86f" style:font-weight-asian="normal" style:font-weight-complex="normal"/>
    </style:style>
    <style:style style:name="T27" style:family="text">
      <style:text-properties officeooo:rsid="0023ff96"/>
    </style:style>
    <style:style style:name="T28" style:family="text">
      <style:text-properties officeooo:rsid="00271731"/>
    </style:style>
    <style:style style:name="T29" style:family="text">
      <style:text-properties fo:color="#069a2e" loext:opacity="100%" fo:font-weight="normal" style:font-weight-asian="normal" style:font-weight-complex="normal"/>
    </style:style>
    <style:style style:name="T30" style:family="text">
      <style:text-properties fo:color="#ff0000" loext:opacity="100%" fo:font-weight="normal" style:font-weight-asian="normal" style:font-weight-complex="normal"/>
    </style:style>
    <style:style style:name="T31" style:family="text">
      <style:text-properties officeooo:rsid="002be30a"/>
    </style:style>
    <style:style style:name="T32" style:family="text">
      <style:text-properties officeooo:rsid="002eb50a"/>
    </style:style>
    <style:style style:name="T33" style:family="text">
      <style:text-properties officeooo:rsid="0027a068"/>
    </style:style>
    <style:style style:name="T34" style:family="text">
      <style:text-properties officeooo:rsid="002f2a1c"/>
    </style:style>
    <style:style style:name="T35" style:family="text">
      <style:text-properties officeooo:rsid="00337c19"/>
    </style:style>
    <style:style style:name="T36" style:family="text">
      <style:text-properties officeooo:rsid="00352e84"/>
    </style:style>
    <style:style style:name="T37" style:family="text">
      <style:text-properties officeooo:rsid="003c1116"/>
    </style:style>
    <style:style style:name="T38" style:family="text">
      <style:text-properties fo:color="#1e6a39" loext:opacity="100%"/>
    </style:style>
    <style:style style:name="T39" style:family="text">
      <style:text-properties fo:color="#1e6a39" loext:opacity="100%" fo:font-weight="normal" style:font-weight-asian="normal" style:font-weight-complex="normal"/>
    </style:style>
    <style:style style:name="T40" style:family="text">
      <style:text-properties fo:color="#000080" loext:opacity="100%" fo:language="zxx" fo:country="none" style:text-underline-style="solid" style:text-underline-width="auto" style:text-underline-color="font-color" fo:font-weight="bold" officeooo:rsid="004d4c5a" style:language-asian="zxx" style:country-asian="none" style:font-weight-asian="bold" style:language-complex="zxx" style:country-complex="none" style:font-weight-complex="bold"/>
    </style:style>
    <style:style style:name="T41" style:family="text">
      <style:text-properties officeooo:rsid="00533e6e"/>
    </style:style>
    <style:style style:name="T42" style:family="text">
      <style:text-properties style:text-line-through-style="none" style:text-line-through-type="none"/>
    </style:style>
    <style:style style:name="T43" style:family="text">
      <style:text-properties style:text-line-through-style="none" style:text-line-through-type="none" fo:font-weight="normal" style:font-weight-asian="normal" style:font-weight-complex="normal"/>
    </style:style>
    <style:style style:name="T44" style:family="text">
      <style:text-properties style:text-line-through-style="none" style:text-line-through-type="none" fo:font-weight="normal" officeooo:rsid="00572a64" style:font-weight-asian="normal" style:font-weight-complex="normal"/>
    </style:style>
    <style:style style:name="T45" style:family="text">
      <style:text-properties style:text-line-through-style="none" style:text-line-through-type="none" fo:font-weight="normal" officeooo:rsid="005b53be" style:font-weight-asian="normal" style:font-weight-complex="normal"/>
    </style:style>
    <style:style style:name="T46" style:family="text">
      <style:text-properties style:text-line-through-style="none" style:text-line-through-type="none" fo:font-weight="normal" officeooo:rsid="005bc19b" style:font-weight-asian="normal" style:font-weight-complex="normal"/>
    </style:style>
    <style:style style:name="T47" style:family="text">
      <style:text-properties style:text-line-through-style="none" style:text-line-through-type="none" fo:font-weight="normal" officeooo:rsid="006d9e23" style:font-weight-asian="normal" style:font-weight-complex="normal"/>
    </style:style>
    <style:style style:name="T48" style:family="text">
      <style:text-properties style:text-line-through-style="none" style:text-line-through-type="none" officeooo:rsid="005ef02b"/>
    </style:style>
    <style:style style:name="T49" style:family="text">
      <style:text-properties style:text-line-through-style="none" style:text-line-through-type="none" officeooo:rsid="0069880a"/>
    </style:style>
    <style:style style:name="T50" style:family="text">
      <style:text-properties style:text-line-through-style="none" style:text-line-through-type="none" officeooo:rsid="006d9e23"/>
    </style:style>
    <style:style style:name="T51" style:family="text">
      <style:text-properties officeooo:rsid="0058307c"/>
    </style:style>
    <style:style style:name="T52" style:family="text">
      <style:text-properties officeooo:rsid="005b53be"/>
    </style:style>
    <style:style style:name="T53" style:family="text">
      <style:text-properties officeooo:rsid="005bc19b"/>
    </style:style>
    <style:style style:name="T54" style:family="text">
      <style:text-properties officeooo:rsid="005d621f"/>
    </style:style>
    <style:style style:name="T55" style:family="text">
      <style:text-properties officeooo:rsid="00636bbf"/>
    </style:style>
    <style:style style:name="T56" style:family="text">
      <style:text-properties officeooo:rsid="0064c73c"/>
    </style:style>
    <style:style style:name="T57" style:family="text">
      <style:text-properties officeooo:rsid="0066e615"/>
    </style:style>
    <style:style style:name="T58" style:family="text">
      <style:text-properties officeooo:rsid="0067b8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Git funciona criando um repositório seu local, assim você sempre mexe em seu próprio repositório.</text:p>
      <text:p text:style-name="P2">Git é um controlador de versionamento e o GitHub é um local onde se pode hospedar os repositórios do git.</text:p>
      <text:p text:style-name="P2"/>
      <text:p text:style-name="P3"><text:span text:style-name="T2">Git Ignore –</text:span> Se criar um arquivo chamado <text:span text:style-name="T2">.gitignore</text:span> e colocar os nomes dos arquivos dentro d<text:span text:style-name="T37">este</text:span> <text:span text:style-name="T37">file</text:span>, <text:span text:style-name="T37">those</text:span> <text:span text:style-name="T37">files </text:span>serão ignorados pelo git. Exemplo: dentro <text:span text:style-name="T2">.gitignore</text:span> escreva: QualquerArquivo.txt, <text:s/>assim esse arquivo será ignorado pelo git. <text:span text:style-name="T37">PS Colocar </text:span><text:span text:style-name="T6">.txt</text:span><text:span text:style-name="T37">, </text:span><text:span text:style-name="T6">.jpg</text:span><text:span text:style-name="T37"> ….. <text:s/>all files with those extension serão ignorados. </text:span></text:p>
      <text:p text:style-name="P3"/>
      <text:p text:style-name="P4">No GitHub existe um projeto gitignore, com vários arquivos para serem ignorar em N aplicações e linguagem. </text:p>
      <text:p text:style-name="P4"/>
      <text:p text:style-name="P6">Para copiar um srepository X no github, só ptocurar e clicar no FORK.</text:p>
      <text:p text:style-name="P4"/>
      <text:p text:style-name="P7">Ao Criar um arquivo README sempre salvar como .md, e este arquivo ira aparecer na parte de README do seu repository do github (claro q tem q subir ele com push).</text:p>
      <text:p text:style-name="P7"/>
      <text:p text:style-name="P8">Quando se é feito um commit em um branch a outra branch não enxerga essa coomit, sendo assim tem q usar o merge para juntar os commits. </text:p>
      <text:p text:style-name="P8"/>
      <text:p text:style-name="P11"><text:span text:style-name="T52">O merge serve para unir as alterações feitas em outras branchs em uma. As </text:span><text:span text:style-name="T10">desvantagens</text:span><text:span text:style-name="T52"> de usar o merge é que poliu </text:span><text:span text:style-name="T24">muito</text:span><text:span text:style-name="T52"> com vários commits, já a </text:span><text:span text:style-name="T10">vantagens</text:span><text:span text:style-name="T52"> é que sempre guardará o histórico dessas modificações. </text:span><text:span text:style-name="T54">(Percebe a diferença quando usa o git log --graph como é exibido a árvore de commits, exibe os commits e suas ramificações de outros branchs). </text:span>Sempre que usar o merge, vá pra b<text:span text:style-name="T52">r</text:span>anch q deseja receber as alteraç<text:span text:style-name="T52">õ</text:span>es feitas das outras branch<text:span text:style-name="T52">s:</text:span></text:p>
      <text:list xml:id="list3203893166" text:style-name="L1">
        <text:list-item>
          <text:p text:style-name="P13">git merge <text:span text:style-name="T53">OtherBranch</text:span> “<text:span text:style-name="T51">descrição”</text:span></text:p>
        </text:list-item>
      </text:list>
      <text:p text:style-name="P12"><text:span text:style-name="T55">Se acontecer de ter algum conflito, o git mostar os arquivos com conflito, após modificar ele, faz o git </text:span><text:span text:style-name="T56">commit -am ”explicando o conflito do merge”.</text:span><text:span text:style-name="T55"> </text:span></text:p>
      <text:p text:style-name="P12"/>
      <text:p text:style-name="P9"/>
      <text:p text:style-name="P10"><text:span text:style-name="T52">O </text:span><text:span text:style-name="T53">rebase</text:span><text:span text:style-name="T52"> </text:span><text:span text:style-name="T53">faz a msm coisa que o merge</text:span><text:span text:style-name="T52">. As </text:span><text:span text:style-name="T10">desvantagens</text:span><text:span text:style-name="T52"> é que </text:span><text:span text:style-name="T53">não</text:span><text:span text:style-name="T52"> guardar o histórico </text:span><text:span text:style-name="T53">fiel commits, o último identificador é </text:span><text:span text:style-name="T54">substituído</text:span><text:span text:style-name="T53">, pois o próprio git cria um novo</text:span><text:span text:style-name="T52">, já a</text:span><text:span text:style-name="T53">s</text:span><text:span text:style-name="T52"> </text:span><text:span text:style-name="T10">vantagens</text:span><text:span text:style-name="T52"> é que </text:span><text:span text:style-name="T53">fica menos poluído os commits </text:span><text:span text:style-name="T54">(Percebe a diferença quando usa o git log --graph como é </text:span><text:soft-page-break/><text:span text:style-name="T54">exibido a árvore de commits, exibe os commits de forma linear). </text:span><text:span text:style-name="T55"><text:s/></text:span><text:span text:style-name="T53">A regra para usar o rebase é a msm do merge, estar na branch que deseja receber as alterações e usa</text:span><text:span text:style-name="T55">r</text:span><text:span text:style-name="T53"> o command</text:span>:</text:p>
      <text:list xml:id="list171908065487194" text:continue-numbering="true" text:style-name="L1">
        <text:list-item>
          <text:p text:style-name="P14">git <text:span text:style-name="T53">rebase</text:span> <text:span text:style-name="T53">OtherBranch</text:span> </text:p>
        </text:list-item>
      </text:list>
      <text:p text:style-name="P51">Se acontecer de ter algum conflito, o git mostar os arquivos com conflito, após modificar ele, faz o git add . (add na staged), depois usar <text:s/>o comando abaixo, assim irá continuar com o rebase.</text:p>
      <text:list xml:id="list1640958994" text:style-name="L2">
        <text:list-item>
          <text:p text:style-name="P52">g<text:span text:style-name="T2">it reabse --continue </text:span></text:p>
          <text:p text:style-name="P16"/>
        </text:list-item>
      </text:list>
      <text:p text:style-name="P5">Para lincar um repository do github com o local: Após criar um repository no github, no cmd usar o comado <text:span text:style-name="T8">g</text:span><text:span text:style-name="T2">it remote add origin LinkGithub</text:span>. A palavra origin pode ser criada com qualquer nome.</text:p>
      <text:list xml:id="list3614081110" text:style-name="L3">
        <text:list-item>
          <text:p text:style-name="P17">git remote : <text:span text:style-name="T11">Para saber se esta conectado em algum repository remoto.</text:span></text:p>
        </text:list-item>
        <text:list-item>
          <text:p text:style-name="P17">git remote -v:<text:span text:style-name="T11"> Show repository address.</text:span></text:p>
        </text:list-item>
        <text:list-item>
          <text:p text:style-name="P17">git push Repository<text:span text:style-name="T57">Local</text:span> <text:span text:style-name="T58">Branch</text:span><text:span text:style-name="T57">Remote</text:span>:<text:span text:style-name="T11"> S</text:span><text:span text:style-name="T21">u</text:span><text:span text:style-name="T11">b</text:span><text:span text:style-name="T20">ir</text:span><text:span text:style-name="T11"> as alterações feitas </text:span><text:span text:style-name="T25">no</text:span><text:span text:style-name="T11"> repository </text:span><text:span text:style-name="T25">local para repository remote. </text:span><text:span text:style-name="T26">Se no repositorio remoto não tiver o nome da branch que esta fazendo o push, é criado por default uma branch com o mesmo nome. </text:span></text:p>
        </text:list-item>
        <text:list-item>
          <text:p text:style-name="P18">git clone link OtherName : <text:span text:style-name="T11">This command server para clonar a reposiory. </text:span><text:span text:style-name="T22">OtherName é só para criar um nome diferente, senão por default é criado com o mesmo nome da repository clonada.</text:span></text:p>
        </text:list-item>
        <text:list-item>
          <text:p text:style-name="P19">git pull origin master:<text:span text:style-name="T11"> Baixar as alterações do repository para o repository altual.</text:span></text:p>
          <text:p text:style-name="P53"/>
        </text:list-item>
      </text:list>
      <text:p text:style-name="P1">Comandos (via terminal):</text:p>
      <text:list xml:id="list1661118992" text:style-name="L4">
        <text:list-item>
          <text:p text:style-name="P57"><text:span text:style-name="T3">git:</text:span><text:span text:style-name="T1"> Verifica se o git esta instalado em sua máquina.</text:span></text:p>
        </text:list-item>
        <text:list-item>
          <text:p text:style-name="P59"><text:span text:style-name="T2">git version:</text:span> Versão instalada do git</text:p>
        </text:list-item>
        <text:list-item>
          <text:p text:style-name="P59"><text:span text:style-name="T2">git config --global user.name Andrei</text:span><text:span text:style-name="T7">Castro</text:span><text:span text:style-name="T2">:</text:span> Configura o nome do autor.</text:p>
        </text:list-item>
        <text:list-item>
          <text:p text:style-name="P59"><text:span text:style-name="T5">g</text:span><text:span text:style-name="T2">it config --global user.email </text:span><text:a xlink:type="simple" xlink:href="mailto:andrei.castro1991@yahoo.com.br" text:style-name="Internet_20_link" text:visited-style-name="Visited_20_Internet_20_Link"><text:span text:style-name="T2">andrei.castro1991@</text:span></text:a><text:a xlink:type="simple" xlink:href="mailto:andrei.castro1991@yahoo.com.br" text:style-name="Internet_20_link" text:visited-style-name="Visited_20_Internet_20_Link"><text:span text:style-name="T40">g</text:span></text:a><text:span text:style-name="T40">mail.com</text:span><text:span text:style-name="T2">:</text:span> Configura e-mail do autor.</text:p>
          <text:p text:style-name="P59">(3 tipos de configuração do git): </text:p>
          <text:list>
            <text:list-header>
              <text:p text:style-name="P59">system: qualquer alteração ia utilizar meu login e senha</text:p>
              <text:p text:style-name="P59">global: Somente meu usuário, qualquer alteração ira estar com esse usuário e e-mail.</text:p>
              <text:p text:style-name="P59">local: Configuração para repositórios específicos. </text:p>
            </text:list-header>
          </text:list>
        </text:list-item>
      </text:list>
      <text:p text:style-name="P1"/>
      <text:list xml:id="list171909613288029" text:continue-numbering="true" text:style-name="L4">
        <text:list-item>
          <text:p text:style-name="P59"><text:span text:style-name="T2">git config --global --</text:span><text:span text:style-name="T4">l</text:span><text:span text:style-name="T2">ist:</text:span> Exibi a lista de configurações</text:p>
        </text:list-item>
        <text:list-item>
          <text:p text:style-name="P59"><text:span text:style-name="T2">git config --global --l:</text:span> Mesma coisa <text:span text:style-name="T31">acima.</text:span></text:p>
        </text:list-item>
        <text:list-item>
          <text:p text:style-name="P60"><text:span text:style-name="T2">git config --global user.name NewName:</text:span> Troca para o usuário NewName</text:p>
        </text:list-item>
        <text:list-item>
          <text:p text:style-name="P20">git config --global --unset NomeRepositorio: <text:span text:style-name="T11">Apaga o repositório, no exemplo acima colocar: git config --global --unset user.name (irá apagar o meu usuário)</text:span></text:p>
        </text:list-item>
        <text:list-item>
          <text:p text:style-name="P21">git init:<text:span text:style-name="T11"> Inicializa um repositório vazio</text:span></text:p>
        </text:list-item>
        <text:list-item>
          <text:p text:style-name="P21"><text:soft-page-break/>git status:<text:span text:style-name="T11"> Exibi status do repositório</text:span></text:p>
          <text:list>
            <text:list-header>
              <text:p text:style-name="P22"><text:span text:style-name="T30">Arquivo em vermelho:</text:span><text:span text:style-name="T11"> </text:span><text:span text:style-name="T32">Untracked </text:span><text:span text:style-name="T15">(new file)</text:span></text:p>
              <text:p text:style-name="P22"><text:span text:style-name="T29">Arquivo em verde</text:span><text:span text:style-name="T11"> e </text:span>new file<text:span text:style-name="T11"> </text:span><text:span text:style-name="T14">na frente: </text:span><text:span text:style-name="T15">File in</text:span><text:span text:style-name="T14"> </text:span><text:span text:style-name="T33">Stage</text:span><text:span text:style-name="T32">d</text:span></text:p>
              <text:p text:style-name="P23"><text:span text:style-name="T30">Arquivo em vermelho</text:span><text:span text:style-name="T11"> </text:span>modified<text:span text:style-name="T11"> na frente: </text:span><text:span text:style-name="T32">Modified</text:span></text:p>
              <text:p text:style-name="P24"><text:span text:style-name="T29">Arquivo verde</text:span><text:span text:style-name="T11"> </text:span>modified<text:span text:style-name="T11"> na frente: </text:span>file add in stage before modified</text:p>
            </text:list-header>
          </text:list>
        </text:list-item>
        <text:list-item>
          <text:p text:style-name="P21">rm -rf .git/:<text:span text:style-name="T11"> </text:span><text:span text:style-name="T12">Exclui o repositório</text:span></text:p>
        </text:list-item>
        <text:list-item>
          <text:p text:style-name="P25"><text:span text:style-name="T27">g</text:span>it add nomeArquivo: <text:span text:style-name="T11">Este comando serve para o git cuidar do arquivo </text:span><text:span text:style-name="T13">e add na </text:span><text:span text:style-name="T28">Stage</text:span><text:span text:style-name="T11">. </text:span><text:span text:style-name="T13">A Stage é onde vai os arquivos q o git cuida. </text:span><text:span text:style-name="T11">PS: o </text:span><text:span text:style-name="T13">nome</text:span><text:span text:style-name="T11">Arquivo tem q ser exibido em </text:span><text:span text:style-name="T29">verde,</text:span><text:span text:style-name="T11"> se tiver </text:span><text:span text:style-name="T30">vermelho</text:span><text:span text:style-name="T11">, </text:span><text:span text:style-name="T13">é porque não foi para a Stage. O git sabe que existe uma alteração, mas não cuida dela.</text:span></text:p>
        </text:list-item>
        <text:list-item>
          <text:p text:style-name="P26"><text:span text:style-name="T28">git add . :</text:span><text:span text:style-name="T13"> Add na Stage todos os arquivos fora dela.</text:span></text:p>
        </text:list-item>
        <text:list-item>
          <text:p text:style-name="P22">git commit -m “texto descrição do commite”:<text:span text:style-name="T11"> Comitar o arquivo q está na Stage.</text:span></text:p>
        </text:list-item>
        <text:list-item>
          <text:p text:style-name="P27">git commit :<text:span text:style-name="T11"> Se fizer um commit e não add os comentários nele, é aberto um editor de texto para inserir a mensagem, se msm assim não for inserida nenhuma, não ocorrerá o commit.</text:span></text:p>
        </text:list-item>
        <text:list-item>
          <text:p text:style-name="P27"><text:span text:style-name="T34">g</text:span>it config –global core.editor “code --wait”: <text:span text:style-name="T11">Configurando o editor visual code para abrir no cmd. (Sendo assim agora quando não coloca uma mensagem no commit, abre o VS Code).</text:span></text:p>
        </text:list-item>
        <text:list-item>
          <text:p text:style-name="P28">git commit -am “desc”: <text:span text:style-name="T11">This is command is a atalho for git add FileName and git commit -m “desc”. With this command já é feita as duas rotinas em um único comando. </text:span><text:span text:style-name="T18">PS Somente funciona nos files que estão em </text:span><text:span text:style-name="T37">modified.</text:span></text:p>
        </text:list-item>
        <text:list-item>
          <text:p text:style-name="P29">git log:<text:span text:style-name="T11"> Listar todos os commits </text:span><text:span text:style-name="T16">(vai clicando no enter para ver os 1º commits que não são exibidos por falta de espaço, vá ate aparecer o </text:span><text:span text:style-name="T35">END {clicar q para sair}</text:span><text:span text:style-name="T16">).</text:span></text:p>
        </text:list-item>
        <text:list-item>
          <text:p text:style-name="P30">git log -1: <text:span text:style-name="T11">Comando para exibir o último commit, se colocar -2 aparece os dois últimos e assim sucessivamente.</text:span></text:p>
        </text:list-item>
        <text:list-item>
          <text:p text:style-name="P31">git log --on<text:span text:style-name="T36">e</text:span>line: <text:span text:style-name="T11">Exibi e lista de commits em uma lina. Pode fazer também git log --on</text:span><text:span text:style-name="T17">e</text:span><text:span text:style-name="T11">line -1 assim ira exibir o ultima commit em uma linha, pode fazer -2 -3 -N. </text:span></text:p>
        </text:list-item>
        <text:list-item>
          <text:p text:style-name="P31">git show NumroIdentificador: <text:span text:style-name="T11">Mostra as alterações feitas no commit especifico, NumeroIdentificador sempre é gerado quando é feito commit, para exibir eles git log --on</text:span><text:span text:style-name="T17">e</text:span><text:span text:style-name="T11">line (identificador lado esquerdo) </text:span>q<text:span text:style-name="T11"> para sair.</text:span></text:p>
        </text:list-item>
        <text:list-item>
          <text:p text:style-name="P32">git log -1 --stat:<text:span text:style-name="T11"> Exibi o número de linhas alteradas último commit (pode usar -2 -3 -N).</text:span></text:p>
        </text:list-item>
        <text:list-item>
          <text:p text:style-name="P33">git log --author=Andrei: <text:span text:style-name="T11">Exibi todos os commits feito pelo autor Andrei. </text:span>q<text:span text:style-name="T11"> para sair.</text:span></text:p>
        </text:list-item>
        <text:list-item>
          <text:p text:style-name="P34">git log --parents –oneline:<text:span text:style-name="T11"> Exibir os commits e seus pais e filhos: </text:span></text:p>
          <text:p text:style-name="P54">Obs: Todo commit a seguir é filho do commit anterior, isso fica claro com esse comando que exibi o identificador do próprio commit e o do seu pai.</text:p>
        </text:list-item>
        <text:list-item>
          <text:p text:style-name="P55"><text:span text:style-name="T2">git diff:</text:span> Mostra a diferença de como está o arquivo no momento que alterou, para a Stage.</text:p>
        </text:list-item>
        <text:list-item>
          <text:p text:style-name="P35"><text:soft-page-break/>git diff NomeArquivo: <text:span text:style-name="T11">Exibe a diferença do arquivo selecionado. </text:span></text:p>
        </text:list-item>
        <text:list-item>
          <text:p text:style-name="P36">git diff --staged or --cached : <text:span text:style-name="T11">Mostra a diferença do arquivo após add na Stage. (após o git add).</text:span></text:p>
        </text:list-item>
        <text:list-item>
          <text:p text:style-name="P36">git diff Identificador..Identificador: <text:span text:style-name="T11">This command serve para verificar a diferenç</text:span><text:span text:style-name="T23">a</text:span><text:span text:style-name="T11"> de um commit para o outro. Sempre colocando o identificador d</text:span><text:span text:style-name="T19">e baixo para cima (id Pai p/ Filho).</text:span></text:p>
        </text:list-item>
        <text:list-item>
          <text:p text:style-name="P37">git checkout -- FileName: <text:span text:style-name="T11">Desfazer alterações q ainda estão em Untracked (não foi feito o git add ainda).</text:span></text:p>
        </text:list-item>
        <text:list-item>
          <text:p text:style-name="P37">git reset FileName: <text:span text:style-name="T11">Se já foi add na Stage, é só fazer este comando que a alteração volta para Untracked. Depois faça git checkout se quiser realmente desfazer a alteração.</text:span></text:p>
        </text:list-item>
        <text:list-item>
          <text:p text:style-name="P38">git reset --soft Identificador: <text:span text:style-name="T11">Se já foi commitado, é só fazer este comando que volta para o </text:span>Modified<text:span text:style-name="T11">, mas sempre deve usar o identificador do commit anterior ao que você deseja desfazer. Exemplo se deseja retirar o commit 10, tem q usar o identificador commit 9. </text:span></text:p>
        </text:list-item>
        <text:list-item>
          <text:p text:style-name="P38">git reset --mixed Identificador: <text:span text:style-name="T11">Se já foi commitado, usar este comando que a alteração volta para </text:span>Untracked<text:span text:style-name="T11">. E usar o sempre o identificador do commit anterior ao que deseja excluir.</text:span></text:p>
        </text:list-item>
        <text:list-item>
          <text:p text:style-name="P38">git reset --hard Identificador: <text:s/><text:span text:style-name="T11">Se já foi commitado, usar este comando para excluir todas as alterações. PS: Não é muito bom usar esse comando, pois sempre é bom ter histórico das alterações.</text:span></text:p>
        </text:list-item>
        <text:list-item>
          <text:p text:style-name="P39">git revert Identificador --no-edit : <text:span text:style-name="T11">Comando para reverter o commit, o git cria outro commit mostrando q foi revertido. </text:span>Usar o Identificador do commit que deseja reverte<text:span text:style-name="T11"> (provavelmente o último) e se não colocar o </text:span>--no-edit<text:span text:style-name="T11"> abre-se o terminal de texto, para add uma mensagem, com o </text:span>--no-edit <text:span text:style-name="T11">usa a mesma descrição do commit selecionado.</text:span></text:p>
        </text:list-item>
        <text:list-item>
          <text:p text:style-name="P40">git rm FileName: <text:span text:style-name="T11"><text:s/>Comando serve para deletar um arquivo especificio. (aparece </text:span><text:span text:style-name="T39">d</text:span><text:span text:style-name="T38">eleted: FileName</text:span><text:span text:style-name="T11">)</text:span></text:p>
        </text:list-item>
        <text:list-item>
          <text:p text:style-name="P40">git mv FileName newFileName: <text:span text:style-name="T11">Alterando nome de um arquivo especifico (aparece </text:span><text:span text:style-name="T38">renamed: FileName</text:span><text:span text:style-name="T11">)</text:span></text:p>
        </text:list-item>
        <text:list-item>
          <text:p text:style-name="P41">git status -u : <text:span text:style-name="T11">Serve para mostrar o conteúdo de a new folder.</text:span></text:p>
        </text:list-item>
        <text:list-item>
          <text:p text:style-name="P42">git branch: <text:span text:style-name="T11">Show branch. A branch que estiver com *, significa q esta nessa branch. </text:span><text:span text:style-name="T23">Sempre q é feito o 1 commit por default é criado uma branch chamada </text:span><text:span text:style-name="T41">master</text:span><text:span text:style-name="T23">.</text:span></text:p>
        </text:list-item>
        <text:list-item>
          <text:p text:style-name="P58"><text:span text:style-name="T9">git branch NameBranch:</text:span><text:span text:style-name="T23"> Cria uma branch com o nome especificio.</text:span></text:p>
        </text:list-item>
        <text:list-item>
          <text:p text:style-name="P61"><text:span text:style-name="T2">git checkout OtherBranch:</text:span><text:span text:style-name="T11"> Chance branchs</text:span></text:p>
        </text:list-item>
        <text:list-item>
          <text:p text:style-name="P43">git log --oneline --all : <text:span text:style-name="T11">Show commit all branchs.</text:span></text:p>
        </text:list-item>
        <text:list-item>
          <text:p text:style-name="P15">git branch -<text:span text:style-name="T42">d NameBranch :</text:span><text:span text:style-name="T43"> </text:span><text:span text:style-name="T48">(</text:span><text:span text:style-name="T49">d</text:span><text:span text:style-name="T48"> minúsculo) </text:span><text:span text:style-name="T47">Excluir</text:span><text:span text:style-name="T43"> uma </text:span><text:span text:style-name="T44">branch</text:span><text:span text:style-name="T43">. (Não pode estar nela quando for tentar deletá-la, </text:span><text:span text:style-name="T46">e ela também não pode ter commits para serem feitos</text:span><text:span text:style-name="T43">).</text:span></text:p>
        </text:list-item>
        <text:list-item>
          <text:p text:style-name="P44"><text:soft-page-break/><text:span text:style-name="T42">git branch -D NameBranch : </text:span><text:span text:style-name="T43"><text:s/></text:span><text:span text:style-name="T42">(D maiúsculo)</text:span><text:span text:style-name="T43"> Serve pra excluir uma branch também, a diferença é que exclui mesmo com commits pendentes.</text:span></text:p>
        </text:list-item>
        <text:list-item>
          <text:p text:style-name="P45"><text:span text:style-name="T42">git branch push :NameBranch : </text:span><text:span text:style-name="T43"><text:s/>Apagar branch remota.</text:span></text:p>
        </text:list-item>
        <text:list-item>
          <text:p text:style-name="P46"><text:span text:style-name="T42">git checkout -b BranchName : </text:span><text:span text:style-name="T43">Cria e já entra na branch.</text:span></text:p>
        </text:list-item>
        <text:list-item>
          <text:p text:style-name="P47"><text:span text:style-name="T42">git log --oneline --all --graph <text:s/>: </text:span><text:span text:style-name="T43"><text:s/>Show commits </text:span><text:span text:style-name="T45">with</text:span><text:span text:style-name="T43"> gráfico. </text:span><text:span text:style-name="T45">Also can put -1, -2, -N para show the graph menor.</text:span></text:p>
        </text:list-item>
        <text:list-item>
          <text:p text:style-name="P48"><text:span text:style-name="T42">git merge --abort : </text:span><text:span text:style-name="T43">Usa-se quando precisa abortar um merge.</text:span></text:p>
        </text:list-item>
        <text:list-item>
          <text:p text:style-name="P49"><text:span text:style-name="T42">git branch -r : </text:span><text:span text:style-name="T43">Show all branch remotes.</text:span></text:p>
        </text:list-item>
        <text:list-item>
          <text:p text:style-name="P49"><text:span text:style-name="T42">git branch -a : </text:span><text:span text:style-name="T43"><text:s/>Show all branch (local and remote)</text:span></text:p>
        </text:list-item>
        <text:list-item>
          <text:p text:style-name="P50"><text:span text:style-name="T42">git config alias.QualquerNomeOuLetra “Comando gir”: </text:span><text:span text:style-name="T43">O alias serve para abreviatura, exemplo: git config alias.s “status”. Agora só precisa usar o git s que já show o status.</text:span></text:p>
          <text:p text:style-name="P56"/>
          <text:p text:style-name="P5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19:34:15.643000000</meta:creation-date>
    <dc:date>2021-04-08T17:19:07.796000000</dc:date>
    <meta:editing-duration>PT6H38M46S</meta:editing-duration>
    <meta:editing-cycles>42</meta:editing-cycles>
    <meta:generator>LibreOffice/7.1.0.3$Windows_X86_64 LibreOffice_project/f6099ecf3d29644b5008cc8f48f42f4a40986e4c</meta:generator>
    <meta:document-statistic meta:table-count="0" meta:image-count="0" meta:object-count="0" meta:page-count="5" meta:paragraph-count="84" meta:word-count="1714" meta:character-count="9448" meta:non-whitespace-character-count="7895"/>
  </office:meta>
</office:document-meta>
</file>